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A primeira tarefa realizada foi a implementação da marcação de features direto no editor. Essa funcionalidade é necessária pois existem elementos nos programas que, mesmo fazendo parte de uma feature, não estão diretamente relacionados com nenhums seed, fazendo com que eles não sejam marcados.</text:p>
      <text:p text:style-name="Standard"><text:tab/>A marcação manual de features funciona da seguinte forma: primeiro o usuário seleciona um pedaço de código. Ao clicar com o botão direito do mouse sobre a área do editor, é aberto um menu onde existe a opção de o usuário escolher a qual feature aquele pedaço de código pertence. Quando o usuário clica em uma feature, o pedaço de código selecionado é marcado como pertencente àquela feature. O usuário porém não pode marcar qualquer pedaço arbitrário de código, pois dessa forma muitos erros de sintaxe poderiam ser introduzidos no código, quando uma variante do programa for gerada. A solução é fazer com que as marcações sejam sempre em cima da AST do programa, ao invés de ser direto no texto. </text:p>
      <text:p text:style-name="Standard"><text:tab/>Para minimizar os erros dos usuários na hora de selecionar o texto no editor, na hora de marcar a seleção como parte de uma feature, é verificado se o texto selecionado é um nó da AST. Caso seja, não há problemas e o nó é marcado. Caso não seja, é buscado na AST do programa o nó mais interno que engloba todo o texto selecionado. Se o nó encontrado possuir comentários logo acima (local padrão dos comentários explicativos), os comentários também são adicionados à feature.</text:p>
      <text:p text:style-name="Standard">–--</text:p>
      <text:p text:style-name="Standard"><text:tab/>A segunda tarefa feita foi a implementação da visualização das features nas barras laterais do eclipse. Essa visualização faz parte do modo “light” do CIDE+, <text:s/>e faz com que seja mais fácil ver onde as features estão no código. Essa implementação foi feita utilizando a API do eclipse de markers e annotations. Os markers são a forma disponibilizada pelo eclipse para se marcar trechos relevantes de texto, e as annotations são a forma de visualizar esses markers. Essa implementação foi relativamente simples, pois a API de markers é fácil de usar, e possui uma documentação extensa na we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 lista de features a serem escolhidas é <text:s/>representada por checkboxes, de forma que se o usuário selecionar um pedaço de código que pertence a uma feature, a feature aparecerá selecionada no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05-13T22:17:41</meta:creation-date>
    <dc:date>2012-05-13T23:17:32</dc:date>
    <dc:creator>Pedro Pires</dc:creator>
    <meta:editing-duration>PT00H13M10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6" meta:word-count="384" meta:character-count="2257"/>
  </office:meta>
</office:document-meta>
</file>